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>
      <loext:graphic-properties draw:fill-color="#9acd32"/>
      <style:paragraph-properties fo:text-align="center"/>
    </style:style>
    <style:style style:name="gr1" style:family="graphic">
      <style:graphic-properties svg:stroke-color="#9acd32" draw:fill-color="#9acd32" draw:textarea-vertical-align="middle" draw:auto-grow-height="false" fo:min-height="30.3mm" fo:min-width="30.3mm" fo:wrap-option="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1" draw:text-style-name="P1" svg:width="60.02mm" svg:height="60.02mm" svg:x="0mm" svg:y="0mm">
     <text:p/>
     <draw:enhanced-geometry svg:viewBox="0 0 21600 21600" draw:path-stretchpoint-x="10800" draw:path-stretchpoint-y="10800" draw:text-areas="?f24 ?f26 ?f25 ?f27" draw:type="col-60da8460" draw:modifiers="3090.89890786894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<draw:equation draw:name="f0" draw:formula="10800/cos(pi/8)"/>
      <draw:equation draw:name="f1" draw:formula="?f0*sin(pi/8)"/>
      <draw:equation draw:name="f2" draw:formula="left"/>
      <draw:equation draw:name="f3" draw:formula="right"/>
      <draw:equation draw:name="f4" draw:formula="(right-10800)+?f1"/>
      <draw:equation draw:name="f5" draw:formula="(left+10800)-?f1"/>
      <draw:equation draw:name="f6" draw:formula="top"/>
      <draw:equation draw:name="f7" draw:formula="bottom"/>
      <draw:equation draw:name="f8" draw:formula="(bottom-10800)+?f1"/>
      <draw:equation draw:name="f9" draw:formula="(top+10800)-?f1"/>
      <draw:equation draw:name="f10" draw:formula="(10800-$0)/cos(pi/8)"/>
      <draw:equation draw:name="f11" draw:formula="?f10*sin(pi/8)"/>
      <draw:equation draw:name="f12" draw:formula="$0"/>
      <draw:equation draw:name="f13" draw:formula="right-$0"/>
      <draw:equation draw:name="f14" draw:formula="(right-10800)+?f11"/>
      <draw:equation draw:name="f15" draw:formula="(left+10800)-?f11"/>
      <draw:equation draw:name="f16" draw:formula="top+$0"/>
      <draw:equation draw:name="f17" draw:formula="bottom-$0"/>
      <draw:equation draw:name="f18" draw:formula="(bottom-10800)+?f11"/>
      <draw:equation draw:name="f19" draw:formula="(top+10800)-?f11"/>
      <draw:equation draw:name="f20" draw:formula="*sqrt(2)/2"/>
      <draw:equation draw:name="f21" draw:formula="((top-bottom)/2-2*$0)*sqrt(2)/2"/>
      <draw:equation draw:name="f22" draw:formula="?f12+(?f15-?f12)/2"/>
      <draw:equation draw:name="f23" draw:formula="?f16+(?f19-?f16)/2"/>
      <draw:equation draw:name="f24" draw:formula="left+?f22"/>
      <draw:equation draw:name="f25" draw:formula="right-?f22"/>
      <draw:equation draw:name="f26" draw:formula="top+?f23"/>
      <draw:equation draw:name="f27" draw:formula="bottom-?f23"/>
      <draw:handle draw:handle-position="$0 10800" draw:handle-range-x-minimum="0" draw:handle-range-x-maximum="10800"/>
     </draw:enhanced-geometry>
    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2-04-20T17:30:43.735000000</meta:creation-date>
    <dc:date>2022-04-20T17:33:49.847000000</dc:date>
    <dc:creator>Regina Henschel</dc:creator>
    <meta:editing-duration>PT3M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BCommitContinue/7.4.0.0.alpha0$Windows_X86_64 LibreOffice_project/c37d00a4f22a973c0905a9d8f409994763cb637a</meta:generator>
  </office:meta>
</office:document-meta>
</file>